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0945463206" calcext:value-type="float">
            <text:p>97,09</text:p>
          </table:table-cell>
          <table:table-cell table:style-name="ce3" table:formula="of:=100 - SUM([.A2:.B2])" office:value-type="float" office:value="2.9054536794" calcext:value-type="float">
            <text:p>2,91</text:p>
          </table:table-cell>
          <table:table-cell office:value-type="float" office:value="8093" calcext:value-type="float">
            <text:p>8093</text:p>
          </table:table-cell>
          <table:table-cell table:style-name="ce4" table:formula="of:=[.E18]+[.H18]" office:value-type="float" office:value="12231" calcext:value-type="float">
            <text:p>12231</text:p>
          </table:table-cell>
          <table:table-cell table:formula="of:=12597-[.E2]" office:value-type="float" office:value="366" calcext:value-type="float">
            <text:p>366</text:p>
          </table:table-cell>
          <table:table-cell office:value-type="float" office:value="189.753097057" calcext:value-type="float">
            <text:p>189,753097057</text:p>
          </table:table-cell>
          <table:table-cell office:value-type="float" office:value="15.3590672016" calcext:value-type="float">
            <text:p>15,359067201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0548543304" calcext:value-type="float">
            <text:p>97,05</text:p>
          </table:table-cell>
          <table:table-cell table:style-name="ce3" table:formula="of:=100 - SUM([.A3:.B3])" office:value-type="float" office:value="2.9451456696" calcext:value-type="float">
            <text:p>2,9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219.95677495" calcext:value-type="float">
            <text:p>219,95677495</text:p>
          </table:table-cell>
          <table:table-cell office:value-type="float" office:value="23.8269701004" calcext:value-type="float">
            <text:p>23,826970100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1739303009" calcext:value-type="float">
            <text:p>97,17</text:p>
          </table:table-cell>
          <table:table-cell table:style-name="ce3" table:formula="of:=100 - SUM([.A4:.B4])" office:value-type="float" office:value="2.8260696991" calcext:value-type="float">
            <text:p>2,8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142.96736002" calcext:value-type="float">
            <text:p>142,96736002</text:p>
          </table:table-cell>
          <table:table-cell office:value-type="float" office:value="23.8172521591" calcext:value-type="float">
            <text:p>23,81725215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205683893" calcext:value-type="float">
            <text:p>97,21</text:p>
          </table:table-cell>
          <table:table-cell table:style-name="ce3" table:formula="of:=100 - SUM([.A5:.B5])" office:value-type="float" office:value="2.794316107" calcext:value-type="float">
            <text:p>2,79</text:p>
          </table:table-cell>
          <table:table-cell office:value-type="float" office:value="8783" calcext:value-type="float">
            <text:p>8783</text:p>
          </table:table-cell>
          <table:table-cell table:style-name="ce4" table:formula="of:=[.E21]+[.H21]" office:value-type="float" office:value="12245" calcext:value-type="float">
            <text:p>12245</text:p>
          </table:table-cell>
          <table:table-cell table:formula="of:=12597-[.E5]" office:value-type="float" office:value="352" calcext:value-type="float">
            <text:p>352</text:p>
          </table:table-cell>
          <table:table-cell office:value-type="float" office:value="91.08979702" calcext:value-type="float">
            <text:p>91,08979702</text:p>
          </table:table-cell>
          <table:table-cell office:value-type="float" office:value="16.6374340057" calcext:value-type="float">
            <text:p>16,637434005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3565134556" calcext:value-type="float">
            <text:p>97,36</text:p>
          </table:table-cell>
          <table:table-cell table:style-name="ce3" table:formula="of:=100 - SUM([.A6:.B6])" office:value-type="float" office:value="2.64348654440001" calcext:value-type="float">
            <text:p>2,64</text:p>
          </table:table-cell>
          <table:table-cell office:value-type="float" office:value="8847" calcext:value-type="float">
            <text:p>8847</text:p>
          </table:table-cell>
          <table:table-cell table:style-name="ce4" table:formula="of:=[.E22]+[.H22]" office:value-type="float" office:value="12264" calcext:value-type="float">
            <text:p>12264</text:p>
          </table:table-cell>
          <table:table-cell table:formula="of:=12597-[.E6]" office:value-type="float" office:value="333" calcext:value-type="float">
            <text:p>333</text:p>
          </table:table-cell>
          <table:table-cell office:value-type="float" office:value="101.258936882" calcext:value-type="float">
            <text:p>101,258936882</text:p>
          </table:table-cell>
          <table:table-cell office:value-type="float" office:value="16.7606110573" calcext:value-type="float">
            <text:p>16,76061105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262999127" calcext:value-type="float">
            <text:p>97,13</text:p>
          </table:table-cell>
          <table:table-cell table:style-name="ce3" table:formula="of:=100 - SUM([.A7:.B7])" office:value-type="float" office:value="2.87370008729999" calcext:value-type="float">
            <text:p>2,87</text:p>
          </table:table-cell>
          <table:table-cell office:value-type="float" office:value="8810" calcext:value-type="float">
            <text:p>8810</text:p>
          </table:table-cell>
          <table:table-cell table:style-name="ce4" table:formula="of:=[.E23]+[.H23]" office:value-type="float" office:value="12235" calcext:value-type="float">
            <text:p>12235</text:p>
          </table:table-cell>
          <table:table-cell table:formula="of:=12597-[.E7]" office:value-type="float" office:value="362" calcext:value-type="float">
            <text:p>362</text:p>
          </table:table-cell>
          <table:table-cell office:value-type="float" office:value="120.217241049" calcext:value-type="float">
            <text:p>120,217241049</text:p>
          </table:table-cell>
          <table:table-cell office:value-type="float" office:value="16.6939642429" calcext:value-type="float">
            <text:p>16,69396424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6.959593554" calcext:value-type="float">
            <text:p>96,96</text:p>
          </table:table-cell>
          <table:table-cell table:style-name="ce3" table:formula="of:=100 - SUM([.A8:.B8])" office:value-type="float" office:value="3.04040644600001" calcext:value-type="float">
            <text:p>3,04</text:p>
          </table:table-cell>
          <table:table-cell office:value-type="float" office:value="8978" calcext:value-type="float">
            <text:p>8978</text:p>
          </table:table-cell>
          <table:table-cell table:style-name="ce4" table:formula="of:=[.E24]+[.H24]" office:value-type="float" office:value="12214" calcext:value-type="float">
            <text:p>12214</text:p>
          </table:table-cell>
          <table:table-cell table:formula="of:=12597-[.E8]" office:value-type="float" office:value="383" calcext:value-type="float">
            <text:p>383</text:p>
          </table:table-cell>
          <table:table-cell office:value-type="float" office:value="93.3364109993" calcext:value-type="float">
            <text:p>93,3364109993</text:p>
          </table:table-cell>
          <table:table-cell office:value-type="float" office:value="17.0196690559" calcext:value-type="float">
            <text:p>17,019669055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947769487" calcext:value-type="float">
            <text:p>97,09</text:p>
          </table:table-cell>
          <table:table-cell table:style-name="ce3" table:formula="of:=100 - SUM([.A9:.B9])" office:value-type="float" office:value="2.9052230513" calcext:value-type="float">
            <text:p>2,91</text:p>
          </table:table-cell>
          <table:table-cell office:value-type="float" office:value="8847" calcext:value-type="float">
            <text:p>8847</text:p>
          </table:table-cell>
          <table:table-cell table:style-name="ce4" table:formula="of:=[.E25]+[.H25]" office:value-type="float" office:value="12231" calcext:value-type="float">
            <text:p>12231</text:p>
          </table:table-cell>
          <table:table-cell table:formula="of:=12597-[.E9]" office:value-type="float" office:value="366" calcext:value-type="float">
            <text:p>366</text:p>
          </table:table-cell>
          <table:table-cell office:value-type="float" office:value="249.687253952" calcext:value-type="float">
            <text:p>249,687253952</text:p>
          </table:table-cell>
          <table:table-cell office:value-type="float" office:value="16.7788619995" calcext:value-type="float">
            <text:p>16,778861999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8010795364" calcext:value-type="float">
            <text:p>96,80</text:p>
          </table:table-cell>
          <table:table-cell table:style-name="ce3" table:formula="of:=100 - SUM([.A10:.B10])" office:value-type="float" office:value="3.1989204636" calcext:value-type="float">
            <text:p>3,20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194" calcext:value-type="float">
            <text:p>12194</text:p>
          </table:table-cell>
          <table:table-cell table:formula="of:=12597-[.E10]" office:value-type="float" office:value="403" calcext:value-type="float">
            <text:p>403</text:p>
          </table:table-cell>
          <table:table-cell office:value-type="float" office:value="115.73016715" calcext:value-type="float">
            <text:p>115,73016715</text:p>
          </table:table-cell>
          <table:table-cell office:value-type="float" office:value="23.8398201466" calcext:value-type="float">
            <text:p>23,839820146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8487061438" calcext:value-type="float">
            <text:p>96,85</text:p>
          </table:table-cell>
          <table:table-cell table:style-name="ce3" table:formula="of:=100 - SUM([.A11:.B11])" office:value-type="float" office:value="3.1512938562" calcext:value-type="float">
            <text:p>3,15</text:p>
          </table:table-cell>
          <table:table-cell office:value-type="float" office:value="8950" calcext:value-type="float">
            <text:p>8950</text:p>
          </table:table-cell>
          <table:table-cell table:style-name="ce4" table:formula="of:=[.E27]+[.H27]" office:value-type="float" office:value="12200" calcext:value-type="float">
            <text:p>12200</text:p>
          </table:table-cell>
          <table:table-cell table:formula="of:=12597-[.E11]" office:value-type="float" office:value="397" calcext:value-type="float">
            <text:p>397</text:p>
          </table:table-cell>
          <table:table-cell office:value-type="float" office:value="128.695899963" calcext:value-type="float">
            <text:p>128,695899963</text:p>
          </table:table-cell>
          <table:table-cell office:value-type="float" office:value="17.4406130314" calcext:value-type="float">
            <text:p>17,440613031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7159843961" calcext:value-type="float">
            <text:p>97,0715984396</text:p>
          </table:table-cell>
          <table:table-cell table:formula="of:=AVERAGE([.C2:.C11])" office:value-type="float" office:value="2.92840156039" calcext:value-type="float">
            <text:p>2,9284015604</text:p>
          </table:table-cell>
          <table:table-cell table:formula="of:=SUM([.D2:.D11])/10" office:value-type="float" office:value="9910" calcext:value-type="float">
            <text:p>9910</text:p>
          </table:table-cell>
          <table:table-cell table:formula="of:=AVERAGE([.E2:.E11])" office:value-type="float" office:value="12228.1" calcext:value-type="float">
            <text:p>12228,1</text:p>
          </table:table-cell>
          <table:table-cell table:formula="of:=AVERAGE([.F2:.F11])" office:value-type="float" office:value="368.9" calcext:value-type="float">
            <text:p>368,9</text:p>
          </table:table-cell>
          <table:table-cell table:formula="of:=SUM([.G2:.G11])/10" office:value-type="float" office:value="145.26929390423" calcext:value-type="float">
            <text:p>145,2692939042</text:p>
          </table:table-cell>
          <table:table-cell table:formula="of:=SUM([.H2:.H11])/10" office:value-type="float" office:value="18.81742630004" calcext:value-type="float">
            <text:p>18,81742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86695244899579" calcext:value-type="float">
            <text:p>0,786695244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1.2" calcext:value-type="float">
            <text:p>5831,2</text:p>
          </table:table-cell>
          <table:table-cell table:formula="of:=AVERAGE([.G18:.G27])" office:value-type="float" office:value="31.5" calcext:value-type="float">
            <text:p>31,5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345" calcext:value-type="float">
            <text:p>634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4" calcext:value-type="float">
            <text:p>337,4</text:p>
          </table:table-cell>
          <table:table-cell table:formula="of:=AVERAGE([.H18:.H27])" office:value-type="float" office:value="6396.9" calcext:value-type="float">
            <text:p>6396,9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323" calcext:value-type="float">
            <text:p>63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1.2" calcext:value-type="float">
            <text:p>5831,2</text:p>
          </table:table-cell>
          <table:table-cell table:number-columns-repeated="2"/>
          <table:table-cell office:value-type="float" office:value="5883" calcext:value-type="float">
            <text:p>5883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4" calcext:value-type="float">
            <text:p>337,4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408" calcext:value-type="float">
            <text:p>64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.5" calcext:value-type="float">
            <text:p>31,5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table:formula="of:=12597-SUM([.E23:.G23])" office:value-type="float" office:value="6439" calcext:value-type="float">
            <text:p>64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9" calcext:value-type="float">
            <text:p>6396,9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355" calcext:value-type="float">
            <text:p>355</text:p>
          </table:table-cell>
          <table:table-cell office:value-type="float" office:value="11" calcext:value-type="float">
            <text:p>11</text:p>
          </table:table-cell>
          <table:table-cell table:formula="of:=12597-SUM([.E25:.G25])" office:value-type="float" office:value="6415" calcext:value-type="float">
            <text:p>64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328" calcext:value-type="float">
            <text:p>328</text:p>
          </table:table-cell>
          <table:table-cell office:value-type="float" office:value="69" calcext:value-type="float">
            <text:p>69</text:p>
          </table:table-cell>
          <table:table-cell table:formula="of:=12597-SUM([.E27:.G27])" office:value-type="float" office:value="6479" calcext:value-type="float">
            <text:p>647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715249662618" calcext:value-type="float">
            <text:p>0,9707152497</text:p>
          </table:table-cell>
          <table:table-cell table:number-columns-repeated="2"/>
          <table:table-cell table:formula="of:=SUM([.E18:.E27])/10" office:value-type="float" office:value="5831.2" calcext:value-type="float">
            <text:p>5831,2</text:p>
          </table:table-cell>
          <table:table-cell table:formula="of:=SUM([.F18:.F27])/10" office:value-type="float" office:value="337.4" calcext:value-type="float">
            <text:p>337,4</text:p>
          </table:table-cell>
          <table:table-cell table:formula="of:=SUM([.G18:.G27])/10" office:value-type="float" office:value="31.5" calcext:value-type="float">
            <text:p>31,5</text:p>
          </table:table-cell>
          <table:table-cell table:formula="of:=SUM([.H18:.H27])/10" office:value-type="float" office:value="6396.9" calcext:value-type="float">
            <text:p>6396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2847503373819" calcext:value-type="float">
            <text:p>0,0292847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627048970611" calcext:value-type="float">
            <text:p>0,994627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98281929822" calcext:value-type="float">
            <text:p>0,94989828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4:54.526278663</meta:creation-date>
    <dc:date>2018-01-18T16:56:39.642449862</dc:date>
    <meta:editing-duration>PT1M46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